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critica">
        <table:table-row>
          <table:table-cell office:value-type="string">
            <text:p>user</text:p>
          </table:table-cell>
          <table:table-cell office:value-type="string">
            <text:p>title</text:p>
          </table:table-cell>
          <table:table-cell office:value-type="string">
            <text:p>dropyear</text:p>
          </table:table-cell>
          <table:table-cell office:value-type="string">
            <text:p>critica</text:p>
          </table:table-cell>
        </table:table-row>
        <table:table-row>
          <table:table-cell office:value-type="string">
            <text:p>PMC</text:p>
          </table:table-cell>
          <table:table-cell office:value-type="string">
            <text:p>Joker</text:p>
          </table:table-cell>
          <table:table-cell office:value-type="string">
            <text:p>2019-08-31</text:p>
          </table:table-cell>
          <table:table-cell office:value-type="string">
            <text:p>esto mola</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row>
          <table:table-cell office:value-type="string">
            <text:p>ser</text:p>
          </table:table-cell>
          <table:table-cell office:value-type="string">
            <text:p>Knive</text:p>
          </table:table-cell>
          <table:table-cell office:value-type="string">
            <text:p>2019-11-27</text:p>
          </table:table-cell>
          <table:table-cell office:value-type="string">
            <text:p>Entreteni</text:p>
          </table:table-cell>
        </table:table-row>
        <table:table-row>
          <table:table-cell office:value-type="string">
            <text:p>ser</text:p>
          </table:table-cell>
          <table:table-cell office:value-type="string">
            <text:p>Knive</text:p>
          </table:table-cell>
          <table:table-cell office:value-type="string">
            <text:p>2019-11-27</text:p>
          </table:table-cell>
          <table:table-cell office:value-type="string">
            <text:p>Entretenimiento de calidad, con una pléyade de excelentes actores, con un guión bien urdido, que sobrevuela la trama clásica de las novelas de Agatha Christie, que se sigue sin demasiada dificultad por más que contenga algún que otro doble tirabuzón; todo en un tono fresco, ligero. Bien dirigida, con un ritmo cadencioso que deja respirar al espectador, pero al mismo tiempo con la conveniente agilidad. Con unos diálogos brillantes, no demasiado recargados, componiendo algunos aforismos que cualquier escritor de renombre firmaría, con un humor fino. Una película que no te reporta más de lo que cabría esperar de las de su género, pero tampoco te ofrece menos de lo que promete, ya que está realizada con mimo, con artesanía, con buen gusto.</text:p>
          </table:table-cell>
        </table:table-row>
        <table:table-row>
          <table:table-cell office:value-type="string">
            <text:p>sergiovsg99</text:p>
          </table:table-cell>
          <table:table-cell office:value-type="string">
            <text:p>Knives Out</text:p>
          </table:table-cell>
          <table:table-cell office:value-type="string">
            <text:p>2019-11-27</text:p>
          </table:table-cell>
          <table:table-cell office:value-type="string">
            <text:p>Entretenimiento de calidad, con una pléyade de excelentes actores, con un guión bien urdido, que sobrevuela la trama clásica de las novelas de Agatha Christie, que se sigue sin demasiada dificultad por más que contenga algún que otro doble tirabuzón; todo en un tono fresco, ligero. Bien dirigida, con un ritmo cadencioso que deja respirar al espectador, pero al mismo tiempo con la conveniente agilidad. Con unos diálogos brillantes, no demasiado recargados, componiendo algunos aforismos que cualquier escritor de renombre firmaría, con un humor fino. Una película que no te reporta más de lo que cabría esperar de las de su género, pero tampoco te ofrece menos de lo que promete, ya que está realizada con mimo, con artesanía, con buen gusto.</text:p>
          </table:table-cell>
        </table:table-row>
        <table:table-row>
          <table:table-cell office:value-type="string">
            <text:p>tomas.rb</text:p>
          </table:table-cell>
          <table:table-cell office:value-type="string">
            <text:p>Joker</text:p>
          </table:table-cell>
          <table:table-cell office:value-type="string">
            <text:p>2019-08-31</text:p>
          </table:table-cell>
          <table:table-cell office:value-type="string">
            <text:p>sin mas</text:p>
          </table:table-cell>
        </table:table-row>
      </table:table>
      <table:table table:name="empleado">
        <table:table-row>
          <table:table-cell office:value-type="string">
            <text:p>nombre</text:p>
          </table:table-cell>
          <table:table-cell office:value-type="string">
            <text:p>Fnac</text:p>
          </table:table-cell>
          <table:table-cell office:value-type="string">
            <text:p>nacionalidad</text:p>
          </table:table-cell>
          <table:table-cell office:value-type="string">
            <text:p>apellido</text:p>
          </table:table-cell>
          <table:table-cell office:value-type="string">
            <text:p>apodo</text:p>
          </table:table-cell>
        </table:table-row>
        <table:table-row>
          <table:table-cell office:value-type="string">
            <text:p>Ana</text:p>
          </table:table-cell>
          <table:table-cell office:value-type="string">
            <text:p>1988-04-30</text:p>
          </table:table-cell>
          <table:table-cell office:value-type="string">
            <text:p>Cuba/España</text:p>
          </table:table-cell>
          <table:table-cell office:value-type="string">
            <text:p>De Armas</text:p>
          </table:table-cell>
          <table:table-cell office:value-type="string">
            <text:p>Ana De Armas</text:p>
          </table:table-cell>
        </table:table-row>
        <table:table-row>
          <table:table-cell office:value-type="string">
            <text:p>Anjelica</text:p>
          </table:table-cell>
          <table:table-cell office:value-type="string">
            <text:p>1951-07-08</text:p>
          </table:table-cell>
          <table:table-cell office:value-type="string">
            <text:p>EEUU</text:p>
          </table:table-cell>
          <table:table-cell office:value-type="string">
            <text:p>Huston</text:p>
          </table:table-cell>
          <table:table-cell office:value-type="string">
            <text:p>Anjelica Huston</text:p>
          </table:table-cell>
        </table:table-row>
        <table:table-row>
          <table:table-cell office:value-type="string">
            <text:p>Arnold</text:p>
          </table:table-cell>
          <table:table-cell office:value-type="string">
            <text:p>1947-07-30</text:p>
          </table:table-cell>
          <table:table-cell office:value-type="string">
            <text:p>EEUU</text:p>
          </table:table-cell>
          <table:table-cell office:value-type="string">
            <text:p>Schwarzenegger</text:p>
          </table:table-cell>
          <table:table-cell office:value-type="string">
            <text:p>Arnold Schwarzenegger</text:p>
          </table:table-cell>
        </table:table-row>
        <table:table-row>
          <table:table-cell office:value-type="string">
            <text:p>Barry</text:p>
          </table:table-cell>
          <table:table-cell office:value-type="string">
            <text:p>1953-04-01</text:p>
          </table:table-cell>
          <table:table-cell office:value-type="string">
            <text:p>EEUU</text:p>
          </table:table-cell>
          <table:table-cell office:value-type="string">
            <text:p>Sonnerfeld</text:p>
          </table:table-cell>
          <table:table-cell office:value-type="string">
            <text:p>Barry Sonnerfeld</text:p>
          </table:table-cell>
        </table:table-row>
        <table:table-row>
          <table:table-cell office:value-type="string">
            <text:p>Brett</text:p>
          </table:table-cell>
          <table:table-cell office:value-type="string">
            <text:p>1956-08-26</text:p>
          </table:table-cell>
          <table:table-cell office:value-type="string">
            <text:p>EEUU</text:p>
          </table:table-cell>
          <table:table-cell office:value-type="string">
            <text:p>Cullen</text:p>
          </table:table-cell>
          <table:table-cell office:value-type="string">
            <text:p>Brett Cullen</text:p>
          </table:table-cell>
        </table:table-row>
        <table:table-row>
          <table:table-cell office:value-type="string">
            <text:p>Chris</text:p>
          </table:table-cell>
          <table:table-cell office:value-type="string">
            <text:p>1958-02-24</text:p>
          </table:table-cell>
          <table:table-cell office:value-type="string">
            <text:p>EEUU</text:p>
          </table:table-cell>
          <table:table-cell office:value-type="string">
            <text:p>Evans</text:p>
          </table:table-cell>
          <table:table-cell office:value-type="string">
            <text:p>Chris Evans</text:p>
          </table:table-cell>
        </table:table-row>
        <table:table-row>
          <table:table-cell office:value-type="string">
            <text:p>Chris</text:p>
          </table:table-cell>
          <table:table-cell office:value-type="string">
            <text:p>1981-06-13</text:p>
          </table:table-cell>
          <table:table-cell office:value-type="string">
            <text:p>EEUU</text:p>
          </table:table-cell>
          <table:table-cell office:value-type="string">
            <text:p>Evans</text:p>
          </table:table-cell>
          <table:table-cell office:value-type="string">
            <text:p>Chris Evans</text:p>
          </table:table-cell>
        </table:table-row>
        <table:table-row>
          <table:table-cell office:value-type="string">
            <text:p>Christopher</text:p>
          </table:table-cell>
          <table:table-cell office:value-type="string">
            <text:p>1938-10-22</text:p>
          </table:table-cell>
          <table:table-cell office:value-type="string">
            <text:p>EEUU</text:p>
          </table:table-cell>
          <table:table-cell office:value-type="string">
            <text:p>Lloyd</text:p>
          </table:table-cell>
          <table:table-cell office:value-type="string">
            <text:p>Christopher Lloyd</text:p>
          </table:table-cell>
        </table:table-row>
        <table:table-row>
          <table:table-cell office:value-type="string">
            <text:p>Cristina</text:p>
          </table:table-cell>
          <table:table-cell office:value-type="string">
            <text:p>1980-02-12</text:p>
          </table:table-cell>
          <table:table-cell office:value-type="string">
            <text:p>EEUU</text:p>
          </table:table-cell>
          <table:table-cell office:value-type="string">
            <text:p>Ricci</text:p>
          </table:table-cell>
          <table:table-cell office:value-type="string">
            <text:p>Cristina Ricci</text:p>
          </table:table-cell>
        </table:table-row>
        <table:table-row>
          <table:table-cell office:value-type="string">
            <text:p>Daniel</text:p>
          </table:table-cell>
          <table:table-cell office:value-type="string">
            <text:p>1968-03-02</text:p>
          </table:table-cell>
          <table:table-cell office:value-type="string">
            <text:p>EEUU</text:p>
          </table:table-cell>
          <table:table-cell office:value-type="string">
            <text:p>Craig</text:p>
          </table:table-cell>
          <table:table-cell office:value-type="string">
            <text:p>Daniel Craig</text:p>
          </table:table-cell>
        </table:table-row>
        <table:table-row>
          <table:table-cell office:value-type="string">
            <text:p>Enrique</text:p>
          </table:table-cell>
          <table:table-cell office:value-type="string">
            <text:p>1972-10-08</text:p>
          </table:table-cell>
          <table:table-cell office:value-type="string">
            <text:p>España</text:p>
          </table:table-cell>
          <table:table-cell office:value-type="string">
            <text:p>Arce</text:p>
          </table:table-cell>
          <table:table-cell office:value-type="string">
            <text:p>Enrique Arce</text:p>
          </table:table-cell>
        </table:table-row>
        <table:table-row>
          <table:table-cell office:value-type="string">
            <text:p>Frances</text:p>
          </table:table-cell>
          <table:table-cell office:value-type="string">
            <text:p>1953-11-13</text:p>
          </table:table-cell>
          <table:table-cell office:value-type="string">
            <text:p>EEUU</text:p>
          </table:table-cell>
          <table:table-cell office:value-type="string">
            <text:p>Conroy</text:p>
          </table:table-cell>
          <table:table-cell office:value-type="string">
            <text:p>Frances Conroy</text:p>
          </table:table-cell>
        </table:table-row>
        <table:table-row>
          <table:table-cell office:value-type="string">
            <text:p>Idina</text:p>
          </table:table-cell>
          <table:table-cell office:value-type="string">
            <text:p>1982-06-29</text:p>
          </table:table-cell>
          <table:table-cell office:value-type="string">
            <text:p>EEUU</text:p>
          </table:table-cell>
          <table:table-cell office:value-type="string">
            <text:p>Menzel</text:p>
          </table:table-cell>
          <table:table-cell office:value-type="string">
            <text:p>Idina Menzel</text:p>
          </table:table-cell>
        </table:table-row>
        <table:table-row>
          <table:table-cell office:value-type="string">
            <text:p>Jamie</text:p>
          </table:table-cell>
          <table:table-cell office:value-type="string">
            <text:p>1958-11-22</text:p>
          </table:table-cell>
          <table:table-cell office:value-type="string">
            <text:p>EEUU</text:p>
          </table:table-cell>
          <table:table-cell office:value-type="string">
            <text:p>Lee Curtis</text:p>
          </table:table-cell>
          <table:table-cell office:value-type="string">
            <text:p>Jamie Lee Curtis</text:p>
          </table:table-cell>
        </table:table-row>
        <table:table-row>
          <table:table-cell office:value-type="string">
            <text:p>Jennifer</text:p>
          </table:table-cell>
          <table:table-cell office:value-type="string">
            <text:p>1971-10-22</text:p>
          </table:table-cell>
          <table:table-cell office:value-type="string">
            <text:p>EEUU</text:p>
          </table:table-cell>
          <table:table-cell office:value-type="string">
            <text:p>Lee</text:p>
          </table:table-cell>
          <table:table-cell office:value-type="string">
            <text:p>Jennifer Lee</text:p>
          </table:table-cell>
        </table:table-row>
        <table:table-row>
          <table:table-cell office:value-type="string">
            <text:p>Joaquin</text:p>
          </table:table-cell>
          <table:table-cell office:value-type="string">
            <text:p>1974-10-28</text:p>
          </table:table-cell>
          <table:table-cell office:value-type="string">
            <text:p>EEUU</text:p>
          </table:table-cell>
          <table:table-cell office:value-type="string">
            <text:p>Phoenix</text:p>
          </table:table-cell>
          <table:table-cell office:value-type="string">
            <text:p>Joaquin Phoenix</text:p>
          </table:table-cell>
        </table:table-row>
        <table:table-row>
          <table:table-cell office:value-type="string">
            <text:p>Jonathan</text:p>
          </table:table-cell>
          <table:table-cell office:value-type="string">
            <text:p>1985-03-26</text:p>
          </table:table-cell>
          <table:table-cell office:value-type="string">
            <text:p>EEUU</text:p>
          </table:table-cell>
          <table:table-cell office:value-type="string">
            <text:p>Groff</text:p>
          </table:table-cell>
          <table:table-cell office:value-type="string">
            <text:p>Jonathan Groff</text:p>
          </table:table-cell>
        </table:table-row>
        <table:table-row>
          <table:table-cell office:value-type="string">
            <text:p>Josh</text:p>
          </table:table-cell>
          <table:table-cell office:value-type="string">
            <text:p>1981-02-23</text:p>
          </table:table-cell>
          <table:table-cell office:value-type="string">
            <text:p>EEUU</text:p>
          </table:table-cell>
          <table:table-cell office:value-type="string">
            <text:p>Gad</text:p>
          </table:table-cell>
          <table:table-cell office:value-type="string">
            <text:p>Josh Gad</text:p>
          </table:table-cell>
        </table:table-row>
        <table:table-row>
          <table:table-cell office:value-type="string">
            <text:p>Kristen</text:p>
          </table:table-cell>
          <table:table-cell office:value-type="string">
            <text:p>1982-07-18</text:p>
          </table:table-cell>
          <table:table-cell office:value-type="string">
            <text:p>EEUU</text:p>
          </table:table-cell>
          <table:table-cell office:value-type="string">
            <text:p>Anne Bell</text:p>
          </table:table-cell>
          <table:table-cell office:value-type="string">
            <text:p>Kristen Anne Bell</text:p>
          </table:table-cell>
        </table:table-row>
        <table:table-row>
          <table:table-cell office:value-type="string">
            <text:p>Linda</text:p>
          </table:table-cell>
          <table:table-cell office:value-type="string">
            <text:p>1956-09-26</text:p>
          </table:table-cell>
          <table:table-cell office:value-type="string">
            <text:p>EEUU</text:p>
          </table:table-cell>
          <table:table-cell office:value-type="string">
            <text:p>Hamilton</text:p>
          </table:table-cell>
          <table:table-cell office:value-type="string">
            <text:p>Linda Hamilton</text:p>
          </table:table-cell>
        </table:table-row>
        <table:table-row>
          <table:table-cell office:value-type="string">
            <text:p>Mackenzie</text:p>
          </table:table-cell>
          <table:table-cell office:value-type="string">
            <text:p>1987-04-01</text:p>
          </table:table-cell>
          <table:table-cell office:value-type="string">
            <text:p>EEUU</text:p>
          </table:table-cell>
          <table:table-cell office:value-type="string">
            <text:p>Davis</text:p>
          </table:table-cell>
          <table:table-cell office:value-type="string">
            <text:p>Mackenzie Davis</text:p>
          </table:table-cell>
        </table:table-row>
        <table:table-row>
          <table:table-cell office:value-type="string">
            <text:p>Michael</text:p>
          </table:table-cell>
          <table:table-cell office:value-type="string">
            <text:p>1974-08-07</text:p>
          </table:table-cell>
          <table:table-cell office:value-type="string">
            <text:p>EEUU</text:p>
          </table:table-cell>
          <table:table-cell office:value-type="string">
            <text:p>Shannon</text:p>
          </table:table-cell>
          <table:table-cell office:value-type="string">
            <text:p>Michael Shannon</text:p>
          </table:table-cell>
        </table:table-row>
        <table:table-row>
          <table:table-cell office:value-type="string">
            <text:p>Natalia</text:p>
          </table:table-cell>
          <table:table-cell office:value-type="string">
            <text:p>1987-02-06</text:p>
          </table:table-cell>
          <table:table-cell office:value-type="string">
            <text:p>Colombia</text:p>
          </table:table-cell>
          <table:table-cell office:value-type="string">
            <text:p>Reyes</text:p>
          </table:table-cell>
          <table:table-cell office:value-type="string">
            <text:p>Natalia Reyes</text:p>
          </table:table-cell>
        </table:table-row>
        <table:table-row>
          <table:table-cell office:value-type="string">
            <text:p>Raul</text:p>
          </table:table-cell>
          <table:table-cell office:value-type="string">
            <text:p>1940-03-09</text:p>
          </table:table-cell>
          <table:table-cell office:value-type="string">
            <text:p>EEUU</text:p>
          </table:table-cell>
          <table:table-cell office:value-type="string">
            <text:p>Julia</text:p>
          </table:table-cell>
          <table:table-cell office:value-type="string">
            <text:p>Raul Julia</text:p>
          </table:table-cell>
        </table:table-row>
        <table:table-row>
          <table:table-cell office:value-type="string">
            <text:p>Rian</text:p>
          </table:table-cell>
          <table:table-cell office:value-type="string">
            <text:p>1973-12-17</text:p>
          </table:table-cell>
          <table:table-cell office:value-type="string">
            <text:p>EEUU</text:p>
          </table:table-cell>
          <table:table-cell office:value-type="string">
            <text:p>Johnson</text:p>
          </table:table-cell>
          <table:table-cell office:value-type="string">
            <text:p>Rian Johnson</text:p>
          </table:table-cell>
        </table:table-row>
        <table:table-row>
          <table:table-cell office:value-type="string">
            <text:p>Robert</text:p>
          </table:table-cell>
          <table:table-cell office:value-type="string">
            <text:p>1943-08-17</text:p>
          </table:table-cell>
          <table:table-cell office:value-type="string">
            <text:p>EEUU</text:p>
          </table:table-cell>
          <table:table-cell office:value-type="string">
            <text:p>De Niro</text:p>
          </table:table-cell>
          <table:table-cell office:value-type="string">
            <text:p>Robert De Niro</text:p>
          </table:table-cell>
        </table:table-row>
        <table:table-row>
          <table:table-cell office:value-type="string">
            <text:p>Tim</text:p>
          </table:table-cell>
          <table:table-cell office:value-type="string">
            <text:p>1964-10-10</text:p>
          </table:table-cell>
          <table:table-cell office:value-type="string">
            <text:p>EEUU</text:p>
          </table:table-cell>
          <table:table-cell office:value-type="string">
            <text:p>Miller</text:p>
          </table:table-cell>
          <table:table-cell office:value-type="string">
            <text:p>Tim Miller</text:p>
          </table:table-cell>
        </table:table-row>
        <table:table-row>
          <table:table-cell office:value-type="string">
            <text:p>Todd</text:p>
          </table:table-cell>
          <table:table-cell office:value-type="string">
            <text:p>1970-12-20</text:p>
          </table:table-cell>
          <table:table-cell office:value-type="string">
            <text:p>EEUU</text:p>
          </table:table-cell>
          <table:table-cell office:value-type="string">
            <text:p>Philips</text:p>
          </table:table-cell>
          <table:table-cell office:value-type="string">
            <text:p>Todd Philips</text:p>
          </table:table-cell>
        </table:table-row>
        <table:table-row>
          <table:table-cell office:value-type="string">
            <text:p>Zazie</text:p>
          </table:table-cell>
          <table:table-cell office:value-type="string">
            <text:p>1991-06-01</text:p>
          </table:table-cell>
          <table:table-cell office:value-type="string">
            <text:p>EEUU</text:p>
          </table:table-cell>
          <table:table-cell office:value-type="string">
            <text:p>Beetz</text:p>
          </table:table-cell>
          <table:table-cell office:value-type="string">
            <text:p>Zazie Beetz</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
      <table:table table:name="pelicula">
        <table:table-row>
          <table:table-cell office:value-type="string">
            <text:p>title</text:p>
          </table:table-cell>
          <table:table-cell office:value-type="string">
            <text:p>gener</text:p>
          </table:table-cell>
          <table:table-cell office:value-type="string">
            <text:p>dropyear</text:p>
          </table:table-cell>
          <table:table-cell office:value-type="string">
            <text:p>length</text:p>
          </table:table-cell>
          <table:table-cell office:value-type="string">
            <text:p>sipnosis</text:p>
          </table:table-cell>
          <table:table-cell office:value-type="string">
            <text:p>src</text:p>
          </table:table-cell>
          <table:table-cell office:value-type="string">
            <text:p>pais</text:p>
          </table:table-cell>
          <table:table-cell office:value-type="string">
            <text:p>musica</text:p>
          </table:table-cell>
          <table:table-cell office:value-type="string">
            <text:p>productora</text:p>
          </table:table-cell>
          <table:table-cell office:value-type="string">
            <text:p>YT</text:p>
          </table:table-cell>
        </table:table-row>
        <table:table-row>
          <table:table-cell office:value-type="string">
            <text:p>Frozen II</text:p>
          </table:table-cell>
          <table:table-cell office:value-type="string">
            <text:p>animacion</text:p>
          </table:table-cell>
          <table:table-cell office:value-type="string">
            <text:p>2019-08-21</text:p>
          </table:table-cell>
          <table:table-cell office:value-type="float" office:value="103">
            <text:p>103</text:p>
          </table:table-cell>
          <table:table-cell office: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cell office:value-type="string">
            <text:p>img/frozen.jpg</text:p>
          </table:table-cell>
          <table:table-cell office:value-type="string">
            <text:p>EEUU</text:p>
          </table:table-cell>
          <table:table-cell office:value-type="string">
            <text:p>Kristen Anderson-Lopez</text:p>
          </table:table-cell>
          <table:table-cell office:value-type="string">
            <text:p>Walt Disney Pictures</text:p>
          </table:table-cell>
          <table:table-cell office:value-type="string">
            <text:p>https://www.youtube.com/watch?v=I-oJ5QjrX9M</text:p>
          </table:table-cell>
        </table:table-row>
        <table:table-row>
          <table:table-cell office:value-type="string">
            <text:p>Joker</text:p>
          </table:table-cell>
          <table:table-cell office:value-type="string">
            <text:p>Drama</text:p>
          </table:table-cell>
          <table:table-cell office:value-type="string">
            <text:p>2019-08-31</text:p>
          </table:table-cell>
          <table:table-cell office:value-type="float" office:value="122">
            <text:p>122</text:p>
          </table:table-cell>
          <table:table-cell office:value-type="string">
            <text:p>En 1981, Arthur Fleck (Joaquin Phoenix) trabaja como payaso a sueldo y vive con su madre enferma, Penny (Frances Conroy), en Gotham City. La ciudad se derrumba bajo el desempleo, el crimen y la ruina financiera, dejando segmentos de la población privados de sus derechos y empobrecidos. Arthur sufre de un trastorno neurológico que lo hace reír en momentos inapropiados, y visita regularmente a una trabajadora de los servicios sociales para obtener su medicación. Después de que un grupo de jóvenes de la calle lo atacaran en un callejón, el compañero de trabajo de Arthur, Randall (Glenn Fleshler), le presta un arma para protegerse. Arthur también conoce a Sophie (Zazie Beetz), una madre soltera que vive en un apartamento vecino, y la invita a su rutina de comedia.</text:p>
          </table:table-cell>
          <table:table-cell office:value-type="string">
            <text:p>img/joker.jpg</text:p>
          </table:table-cell>
          <table:table-cell office:value-type="string">
            <text:p>EEUU</text:p>
          </table:table-cell>
          <table:table-cell office:value-type="string">
            <text:p>Hildur Guðnadóttir</text:p>
          </table:table-cell>
          <table:table-cell office:value-type="string">
            <text:p>DC Films</text:p>
          </table:table-cell>
          <table:table-cell office:value-type="string">
            <text:p>https://www.youtube.com/watch?v=ygUHhImN98w</text:p>
          </table:table-cell>
        </table:table-row>
        <table:table-row>
          <table:table-cell office:value-type="string">
            <text:p>Knives Out</text:p>
          </table:table-cell>
          <table:table-cell office:value-type="string">
            <text:p>Suspense</text:p>
          </table:table-cell>
          <table:table-cell office:value-type="string">
            <text:p>2019-11-27</text:p>
          </table:table-cell>
          <table:table-cell office:value-type="float" office:value="130">
            <text:p>130</text:p>
          </table:table-cell>
          <table:table-cell office: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text:p>img/proximos/knives.jpg</text:p>
          </table:table-cell>
          <table:table-cell office:value-type="string">
            <text:p>EEUU</text:p>
          </table:table-cell>
          <table:table-cell office:value-type="string">
            <text:p>Thomas Newman</text:p>
          </table:table-cell>
          <table:table-cell office:value-type="string">
            <text:p>FilmNation Entertainment</text:p>
          </table:table-cell>
          <table:table-cell office:value-type="string">
            <text:p>https://www.youtube.com/watch?v=xi-1NchUqMA</text:p>
          </table:table-cell>
        </table:table-row>
        <table:table-row>
          <table:table-cell office:value-type="string">
            <text:p>La familia Addams</text:p>
          </table:table-cell>
          <table:table-cell office:value-type="string">
            <text:p>Comedia</text:p>
          </table:table-cell>
          <table:table-cell office:value-type="string">
            <text:p>2019-08-11</text:p>
          </table:table-cell>
          <table:table-cell office:value-type="float" office:value="105">
            <text:p>105</text:p>
          </table:table-cell>
          <table:table-cell office:value-type="string">
            <text:p>The Addams Family (La familia Addams en España y Los locos Addams en Hispanoamérica) es una película estadounidense de comedia animada por computadora basada en los cómics de The Addams Family de Charles Addams. La película es dirigida por Conrad Vernon y Greg Tiernan, y cuenta con las voces de Oscar Isaac, Charlize Theron, Chloë Grace Moretz, Finn Wolfhard, Nick Kroll, Bette Midler, Aimee Garcia, Elsie Fisher, Chelsea Frei, Allison Janney y Haley Tju. Fue estrenada el 11 de octubre de 2019 por United Artists en Estados Unidos y por Universal Pictures internacionalmente.</text:p>
          </table:table-cell>
          <table:table-cell office:value-type="string">
            <text:p>img/addams.jpg</text:p>
          </table:table-cell>
          <table:table-cell office:value-type="string">
            <text:p>EEUU</text:p>
          </table:table-cell>
          <table:table-cell office:value-type="string">
            <text:p>Mychael Danna</text:p>
          </table:table-cell>
          <table:table-cell office:value-type="string">
            <text:p>Metro-Goldwyn-Mayer</text:p>
          </table:table-cell>
          <table:table-cell office:value-type="string">
            <text:p>https://www.youtube.com/watch?v=F7Ug863S8dQ</text:p>
          </table:table-cell>
        </table:table-row>
        <table:table-row>
          <table:table-cell office:value-type="string">
            <text:p>Terminator: Dark Fate</text:p>
          </table:table-cell>
          <table:table-cell office:value-type="string">
            <text:p>Acción</text:p>
          </table:table-cell>
          <table:table-cell office:value-type="string">
            <text:p>2019-08-31</text:p>
          </table:table-cell>
          <table:table-cell office:value-type="float" office:value="128">
            <text:p>128</text:p>
          </table:table-cell>
          <table:table-cell office:value-type="string">
            <text:p>En 1998, tres años después de anular la amenaza de Skynet, Sarah y John Connor viven una vida tranquila después de eliminar a varios Terminators que Skynet había enviado a través del tiempo antes de ser borrada de la existencia. Sin saberlo, un Terminator T-800 los localiza en Livingston, Guatemala, atacándolos sorpresivamente en un restaurante en la playa y asesina brutalmente a John Connor antes de desaparecer, dejando a Sarah totalmente devastada.</text:p>
          </table:table-cell>
          <table:table-cell office:value-type="string">
            <text:p>img/terminator.jpg</text:p>
          </table:table-cell>
          <table:table-cell office:value-type="string">
            <text:p>EEUU</text:p>
          </table:table-cell>
          <table:table-cell office:value-type="string">
            <text:p>Junkie XL</text:p>
          </table:table-cell>
          <table:table-cell office:value-type="string">
            <text:p>Paramount Pictures</text:p>
          </table:table-cell>
          <table:table-cell office:value-type="string">
            <text:p>https://www.youtube.com/watch?v=jCyEX6u-Yhs</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
      <table:table table:name="pelicula_usuario">
        <table:table-row>
          <table:table-cell office:value-type="string">
            <text:p>title</text:p>
          </table:table-cell>
          <table:table-cell office:value-type="string">
            <text:p>dropYear</text:p>
          </table:table-cell>
          <table:table-cell office:value-type="string">
            <text:p>user</text:p>
          </table:table-cell>
        </table:table-row>
      </table:table>
      <table:table table:name="rating">
        <table:table-row>
          <table:table-cell office:value-type="string">
            <text:p>title</text:p>
          </table:table-cell>
          <table:table-cell office:value-type="string">
            <text:p>dropYear</text:p>
          </table:table-cell>
          <table:table-cell office:value-type="string">
            <text:p>user</text:p>
          </table:table-cell>
          <table:table-cell office:value-type="string">
            <text:p>rate</text:p>
          </table:table-cell>
        </table:table-row>
        <table:table-row>
          <table:table-cell office:value-type="string">
            <text:p>Frozen II</text:p>
          </table:table-cell>
          <table:table-cell office:value-type="string">
            <text:p>08/21/19</text:p>
          </table:table-cell>
          <table:table-cell office:value-type="string">
            <text:p>El trucha</text:p>
          </table:table-cell>
          <table:table-cell office:value-type="float" office:value="7">
            <text:p>7</text:p>
          </table:table-cell>
        </table:table-row>
        <table:table-row>
          <table:table-cell office:value-type="string">
            <text:p>Frozen II</text:p>
          </table:table-cell>
          <table:table-cell office:value-type="string">
            <text:p>08/21/19</text:p>
          </table:table-cell>
          <table:table-cell office:value-type="string">
            <text:p>PMC</text:p>
          </table:table-cell>
          <table:table-cell office:value-type="float" office:value="6">
            <text:p>6</text:p>
          </table:table-cell>
        </table:table-row>
        <table:table-row>
          <table:table-cell office:value-type="string">
            <text:p>Joker</text:p>
          </table:table-cell>
          <table:table-cell office:value-type="string">
            <text:p>08/31/19</text:p>
          </table:table-cell>
          <table:table-cell office:value-type="string">
            <text:p>PMC</text:p>
          </table:table-cell>
          <table:table-cell office:value-type="float" office:value="7">
            <text:p>7</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row>
          <table:table-cell office:value-type="string">
            <text:p>Knives Ou</text:p>
          </table:table-cell>
          <table:table-cell office:value-type="string">
            <text:p>2019-11-</text:p>
          </table:table-cell>
          <table:table-cell office:value-type="string">
            <text:p>davidbarr</text:p>
          </table:table-cell>
          <table:table-cell office:value-type="float" office:value="9">
            <text:p>9</text:p>
          </table:table-cell>
        </table:table-row>
        <table:table-row>
          <table:table-cell office:value-type="string">
            <text:p>Knives Ou</text:p>
          </table:table-cell>
          <table:table-cell office:value-type="string">
            <text:p>2019-11-</text:p>
          </table:table-cell>
          <table:table-cell office:value-type="string">
            <text:p>davidbarr</text:p>
          </table:table-cell>
          <table:table-cell office:value-type="float" office:value="9">
            <text:p>9</text:p>
          </table:table-cell>
        </table:table-row>
        <table:table-row>
          <table:table-cell office:value-type="string">
            <text:p>Knives Out</text:p>
          </table:table-cell>
          <table:table-cell office:value-type="string">
            <text:p>2019-11-</text:p>
          </table:table-cell>
          <table:table-cell office:value-type="string">
            <text:p>davidbarrios</text:p>
          </table:table-cell>
          <table:table-cell office:value-type="float" office:value="9">
            <text:p>9</text:p>
          </table:table-cell>
        </table:table-row>
        <table:table-row>
          <table:table-cell office:value-type="string">
            <text:p>Knives Out</text:p>
          </table:table-cell>
          <table:table-cell office:value-type="string">
            <text:p>2019-11-</text:p>
          </table:table-cell>
          <table:table-cell office:value-type="string">
            <text:p>davidbarrios</text:p>
          </table:table-cell>
          <table:table-cell office:value-type="float" office:value="9">
            <text:p>9</text:p>
          </table:table-cell>
        </table:table-row>
        <table:table-row>
          <table:table-cell office:value-type="string">
            <text:p>Knives Out</text:p>
          </table:table-cell>
          <table:table-cell office:value-type="string">
            <text:p>2019-11-</text:p>
          </table:table-cell>
          <table:table-cell office:value-type="string">
            <text:p>davidbarrios</text:p>
          </table:table-cell>
          <table:table-cell office:value-type="float" office:value="10">
            <text:p>10</text:p>
          </table:table-cell>
        </table:table-row>
        <table:table-row>
          <table:table-cell office:value-type="string">
            <text:p>Knives Out</text:p>
          </table:table-cell>
          <table:table-cell office:value-type="string">
            <text:p>2019-11-</text:p>
          </table:table-cell>
          <table:table-cell office:value-type="string">
            <text:p>davidbarrios</text:p>
          </table:table-cell>
          <table:table-cell office:value-type="float" office:value="10">
            <text:p>10</text:p>
          </table:table-cell>
        </table:table-row>
        <table:table-row>
          <table:table-cell office:value-type="string">
            <text:p>Knives Out</text:p>
          </table:table-cell>
          <table:table-cell office:value-type="string">
            <text:p>2019-11-</text:p>
          </table:table-cell>
          <table:table-cell office:value-type="string">
            <text:p>davidbarrios</text:p>
          </table:table-cell>
          <table:table-cell office:value-type="float" office:value="9">
            <text:p>9</text:p>
          </table:table-cell>
        </table:table-row>
        <table:table-row>
          <table:table-cell office:value-type="string">
            <text:p>Knives Out</text:p>
          </table:table-cell>
          <table:table-cell office:value-type="string">
            <text:p>2019-11-</text:p>
          </table:table-cell>
          <table:table-cell office:value-type="string">
            <text:p>sergiovsg99</text:p>
          </table:table-cell>
          <table:table-cell office:value-type="float" office:value="9">
            <text:p>9</text:p>
          </table:table-cell>
        </table:table-row>
        <table:table-row>
          <table:table-cell office:value-type="string">
            <text:p>Knives Out</text:p>
          </table:table-cell>
          <table:table-cell office:value-type="string">
            <text:p>2019-11-</text:p>
          </table:table-cell>
          <table:table-cell office:value-type="string">
            <text:p>sergiovsg99</text:p>
          </table:table-cell>
          <table:table-cell office:value-type="float" office:value="9">
            <text:p>9</text:p>
          </table:table-cell>
        </table:table-row>
      </table:table>
      <table:table table:name="trabaja">
        <table:table-row>
          <table:table-cell office:value-type="string">
            <text:p>title_film</text:p>
          </table:table-cell>
          <table:table-cell office:value-type="string">
            <text:p>dropyear</text:p>
          </table:table-cell>
          <table:table-cell office:value-type="string">
            <text:p>rol</text:p>
          </table:table-cell>
          <table:table-cell office:value-type="string">
            <text:p>nombre</text:p>
          </table:table-cell>
          <table:table-cell office:value-type="string">
            <text:p>Fnac</text:p>
          </table:table-cell>
          <table:table-cell office:value-type="string">
            <text:p>apellido_empleado</text:p>
          </table:table-cell>
          <table:table-cell office:value-type="string">
            <text:p>apodo</text:p>
          </table:table-cell>
        </table:table-row>
        <table:table-row>
          <table:table-cell office:value-type="string">
            <text:p>Frozen II</text:p>
          </table:table-cell>
          <table:table-cell office:value-type="string">
            <text:p>2019-08-21</text:p>
          </table:table-cell>
          <table:table-cell office:value-type="string">
            <text:p>director</text:p>
          </table:table-cell>
          <table:table-cell office:value-type="string">
            <text:p>Chris</text:p>
          </table:table-cell>
          <table:table-cell office:value-type="string">
            <text:p>1958-02-24</text:p>
          </table:table-cell>
          <table:table-cell office:value-type="string">
            <text:p>Evans</text:p>
          </table:table-cell>
          <table:table-cell office:value-type="string">
            <text:p>Chris Evans</text:p>
          </table:table-cell>
        </table:table-row>
        <table:table-row>
          <table:table-cell office:value-type="string">
            <text:p>Frozen II</text:p>
          </table:table-cell>
          <table:table-cell office:value-type="string">
            <text:p>2019-08-21</text:p>
          </table:table-cell>
          <table:table-cell office:value-type="string">
            <text:p>actor</text:p>
          </table:table-cell>
          <table:table-cell office:value-type="string">
            <text:p>Idina</text:p>
          </table:table-cell>
          <table:table-cell office:value-type="string">
            <text:p>1982-06-29</text:p>
          </table:table-cell>
          <table:table-cell office:value-type="string">
            <text:p>Menzel</text:p>
          </table:table-cell>
          <table:table-cell office:value-type="string">
            <text:p>Idina Menzel</text:p>
          </table:table-cell>
        </table:table-row>
        <table:table-row>
          <table:table-cell office:value-type="string">
            <text:p>Frozen II</text:p>
          </table:table-cell>
          <table:table-cell office:value-type="string">
            <text:p>2019-08-21</text:p>
          </table:table-cell>
          <table:table-cell office:value-type="string">
            <text:p>director</text:p>
          </table:table-cell>
          <table:table-cell office:value-type="string">
            <text:p>Jennifer</text:p>
          </table:table-cell>
          <table:table-cell office:value-type="string">
            <text:p>1971-10-22</text:p>
          </table:table-cell>
          <table:table-cell office:value-type="string">
            <text:p>Lee</text:p>
          </table:table-cell>
          <table:table-cell office:value-type="string">
            <text:p>Jennifer Lee</text:p>
          </table:table-cell>
        </table:table-row>
        <table:table-row>
          <table:table-cell office:value-type="string">
            <text:p>Frozen II</text:p>
          </table:table-cell>
          <table:table-cell office:value-type="string">
            <text:p>2019-08-21</text:p>
          </table:table-cell>
          <table:table-cell office:value-type="string">
            <text:p>actor</text:p>
          </table:table-cell>
          <table:table-cell office:value-type="string">
            <text:p>Jonathan</text:p>
          </table:table-cell>
          <table:table-cell office:value-type="string">
            <text:p>1985-03-26</text:p>
          </table:table-cell>
          <table:table-cell office:value-type="string">
            <text:p>Groff</text:p>
          </table:table-cell>
          <table:table-cell office:value-type="string">
            <text:p>Jonathan Groff</text:p>
          </table:table-cell>
        </table:table-row>
        <table:table-row>
          <table:table-cell office:value-type="string">
            <text:p>Frozen II</text:p>
          </table:table-cell>
          <table:table-cell office:value-type="string">
            <text:p>2019-08-21</text:p>
          </table:table-cell>
          <table:table-cell office:value-type="string">
            <text:p>actor</text:p>
          </table:table-cell>
          <table:table-cell office:value-type="string">
            <text:p>Josh</text:p>
          </table:table-cell>
          <table:table-cell office:value-type="string">
            <text:p>1981-02-23</text:p>
          </table:table-cell>
          <table:table-cell office:value-type="string">
            <text:p>Gad</text:p>
          </table:table-cell>
          <table:table-cell office:value-type="string">
            <text:p>Josh Gad</text:p>
          </table:table-cell>
        </table:table-row>
        <table:table-row>
          <table:table-cell office:value-type="string">
            <text:p>Frozen II</text:p>
          </table:table-cell>
          <table:table-cell office:value-type="string">
            <text:p>2019-08-21</text:p>
          </table:table-cell>
          <table:table-cell office:value-type="string">
            <text:p>actor</text:p>
          </table:table-cell>
          <table:table-cell office:value-type="string">
            <text:p>Kristen</text:p>
          </table:table-cell>
          <table:table-cell office:value-type="string">
            <text:p>1982-07-18</text:p>
          </table:table-cell>
          <table:table-cell office:value-type="string">
            <text:p>Anne Bell</text:p>
          </table:table-cell>
          <table:table-cell office:value-type="string">
            <text:p>Kristen Anne Bell</text:p>
          </table:table-cell>
        </table:table-row>
        <table:table-row>
          <table:table-cell office:value-type="string">
            <text:p>Joker</text:p>
          </table:table-cell>
          <table:table-cell office:value-type="string">
            <text:p>2019-08-31</text:p>
          </table:table-cell>
          <table:table-cell office:value-type="string">
            <text:p>actor</text:p>
          </table:table-cell>
          <table:table-cell office:value-type="string">
            <text:p>Brett</text:p>
          </table:table-cell>
          <table:table-cell office:value-type="string">
            <text:p>1956-08-26</text:p>
          </table:table-cell>
          <table:table-cell office:value-type="string">
            <text:p>Cullen</text:p>
          </table:table-cell>
          <table:table-cell office:value-type="string">
            <text:p>Brett Cullen</text:p>
          </table:table-cell>
        </table:table-row>
        <table:table-row>
          <table:table-cell office:value-type="string">
            <text:p>Joker</text:p>
          </table:table-cell>
          <table:table-cell office:value-type="string">
            <text:p>2019-08-31</text:p>
          </table:table-cell>
          <table:table-cell office:value-type="string">
            <text:p>actor</text:p>
          </table:table-cell>
          <table:table-cell office:value-type="string">
            <text:p>Frances</text:p>
          </table:table-cell>
          <table:table-cell office:value-type="string">
            <text:p>1953-11-13</text:p>
          </table:table-cell>
          <table:table-cell office:value-type="string">
            <text:p>Conroy</text:p>
          </table:table-cell>
          <table:table-cell office:value-type="string">
            <text:p>Frances Conroy</text:p>
          </table:table-cell>
        </table:table-row>
        <table:table-row>
          <table:table-cell office:value-type="string">
            <text:p>Joker</text:p>
          </table:table-cell>
          <table:table-cell office:value-type="string">
            <text:p>2019-08-31</text:p>
          </table:table-cell>
          <table:table-cell office:value-type="string">
            <text:p>actor</text:p>
          </table:table-cell>
          <table:table-cell office:value-type="string">
            <text:p>Joaquin</text:p>
          </table:table-cell>
          <table:table-cell office:value-type="string">
            <text:p>1974-10-28</text:p>
          </table:table-cell>
          <table:table-cell office:value-type="string">
            <text:p>Phoenix</text:p>
          </table:table-cell>
          <table:table-cell office:value-type="string">
            <text:p>Joaquin Phoenix</text:p>
          </table:table-cell>
        </table:table-row>
        <table:table-row>
          <table:table-cell office:value-type="string">
            <text:p>Joker</text:p>
          </table:table-cell>
          <table:table-cell office:value-type="string">
            <text:p>2019-08-31</text:p>
          </table:table-cell>
          <table:table-cell office:value-type="string">
            <text:p>actor</text:p>
          </table:table-cell>
          <table:table-cell office:value-type="string">
            <text:p>Robert</text:p>
          </table:table-cell>
          <table:table-cell office:value-type="string">
            <text:p>1943-08-17</text:p>
          </table:table-cell>
          <table:table-cell office:value-type="string">
            <text:p>De Niro</text:p>
          </table:table-cell>
          <table:table-cell office:value-type="string">
            <text:p>Robert De Niro</text:p>
          </table:table-cell>
        </table:table-row>
        <table:table-row>
          <table:table-cell office:value-type="string">
            <text:p>Joker</text:p>
          </table:table-cell>
          <table:table-cell office:value-type="string">
            <text:p>2019-08-31</text:p>
          </table:table-cell>
          <table:table-cell office:value-type="string">
            <text:p>director</text:p>
          </table:table-cell>
          <table:table-cell office:value-type="string">
            <text:p>Todd</text:p>
          </table:table-cell>
          <table:table-cell office:value-type="string">
            <text:p>1970-12-20</text:p>
          </table:table-cell>
          <table:table-cell office:value-type="string">
            <text:p>Philips</text:p>
          </table:table-cell>
          <table:table-cell office:value-type="string">
            <text:p>Todd Philips</text:p>
          </table:table-cell>
        </table:table-row>
        <table:table-row>
          <table:table-cell office:value-type="string">
            <text:p>Joker</text:p>
          </table:table-cell>
          <table:table-cell office:value-type="string">
            <text:p>2019-08-31</text:p>
          </table:table-cell>
          <table:table-cell office:value-type="string">
            <text:p>actor</text:p>
          </table:table-cell>
          <table:table-cell office:value-type="string">
            <text:p>Zazie</text:p>
          </table:table-cell>
          <table:table-cell office:value-type="string">
            <text:p>1991-06-01</text:p>
          </table:table-cell>
          <table:table-cell office:value-type="string">
            <text:p>Beetz</text:p>
          </table:table-cell>
          <table:table-cell office:value-type="string">
            <text:p>Zazie Beetz</text:p>
          </table:table-cell>
        </table:table-row>
        <table:table-row>
          <table:table-cell office:value-type="string">
            <text:p>Knives Out</text:p>
          </table:table-cell>
          <table:table-cell office:value-type="string">
            <text:p>2019-11-27</text:p>
          </table:table-cell>
          <table:table-cell office:value-type="string">
            <text:p>actor</text:p>
          </table:table-cell>
          <table:table-cell office:value-type="string">
            <text:p>Ana</text:p>
          </table:table-cell>
          <table:table-cell office:value-type="string">
            <text:p>1988-04-30</text:p>
          </table:table-cell>
          <table:table-cell office:value-type="string">
            <text:p>De Armas</text:p>
          </table:table-cell>
          <table:table-cell office:value-type="string">
            <text:p>Ana De Armas</text:p>
          </table:table-cell>
        </table:table-row>
        <table:table-row>
          <table:table-cell office:value-type="string">
            <text:p>Knives Out</text:p>
          </table:table-cell>
          <table:table-cell office:value-type="string">
            <text:p>2019-11-27</text:p>
          </table:table-cell>
          <table:table-cell office:value-type="string">
            <text:p>actor</text:p>
          </table:table-cell>
          <table:table-cell office:value-type="string">
            <text:p>Chris</text:p>
          </table:table-cell>
          <table:table-cell office:value-type="string">
            <text:p>1981-06-13</text:p>
          </table:table-cell>
          <table:table-cell office:value-type="string">
            <text:p>Evans</text:p>
          </table:table-cell>
          <table:table-cell office:value-type="string">
            <text:p>Chris Evans</text:p>
          </table:table-cell>
        </table:table-row>
        <table:table-row>
          <table:table-cell office:value-type="string">
            <text:p>Knives Out</text:p>
          </table:table-cell>
          <table:table-cell office:value-type="string">
            <text:p>2019-11-27</text:p>
          </table:table-cell>
          <table:table-cell office:value-type="string">
            <text:p>actor</text:p>
          </table:table-cell>
          <table:table-cell office:value-type="string">
            <text:p>Daniel</text:p>
          </table:table-cell>
          <table:table-cell office:value-type="string">
            <text:p>1968-03-02</text:p>
          </table:table-cell>
          <table:table-cell office:value-type="string">
            <text:p>Craig</text:p>
          </table:table-cell>
          <table:table-cell office:value-type="string">
            <text:p>Daniel Craig</text:p>
          </table:table-cell>
        </table:table-row>
        <table:table-row>
          <table:table-cell office:value-type="string">
            <text:p>Knives Out</text:p>
          </table:table-cell>
          <table:table-cell office:value-type="string">
            <text:p>2019-11-27</text:p>
          </table:table-cell>
          <table:table-cell office:value-type="string">
            <text:p>actor</text:p>
          </table:table-cell>
          <table:table-cell office:value-type="string">
            <text:p>Jamie</text:p>
          </table:table-cell>
          <table:table-cell office:value-type="string">
            <text:p>1958-11-22</text:p>
          </table:table-cell>
          <table:table-cell office:value-type="string">
            <text:p>Lee Curtis</text:p>
          </table:table-cell>
          <table:table-cell office:value-type="string">
            <text:p>Jamie Lee Curtis</text:p>
          </table:table-cell>
        </table:table-row>
        <table:table-row>
          <table:table-cell office:value-type="string">
            <text:p>Knives Out</text:p>
          </table:table-cell>
          <table:table-cell office:value-type="string">
            <text:p>2019-11-27</text:p>
          </table:table-cell>
          <table:table-cell office:value-type="string">
            <text:p>actor</text:p>
          </table:table-cell>
          <table:table-cell office:value-type="string">
            <text:p>Michael</text:p>
          </table:table-cell>
          <table:table-cell office:value-type="string">
            <text:p>1974-08-07</text:p>
          </table:table-cell>
          <table:table-cell office:value-type="string">
            <text:p>Shannon</text:p>
          </table:table-cell>
          <table:table-cell office:value-type="string">
            <text:p>Michael Shannon</text:p>
          </table:table-cell>
        </table:table-row>
        <table:table-row>
          <table:table-cell office:value-type="string">
            <text:p>Knives Out</text:p>
          </table:table-cell>
          <table:table-cell office:value-type="string">
            <text:p>2019-11-27</text:p>
          </table:table-cell>
          <table:table-cell office:value-type="string">
            <text:p>director</text:p>
          </table:table-cell>
          <table:table-cell office:value-type="string">
            <text:p>Rian</text:p>
          </table:table-cell>
          <table:table-cell office:value-type="string">
            <text:p>1973-12-17</text:p>
          </table:table-cell>
          <table:table-cell office:value-type="string">
            <text:p>Johnson</text:p>
          </table:table-cell>
          <table:table-cell office:value-type="string">
            <text:p>Rian Johnson</text:p>
          </table:table-cell>
        </table:table-row>
        <table:table-row>
          <table:table-cell office:value-type="string">
            <text:p>La familia Addams</text:p>
          </table:table-cell>
          <table:table-cell office:value-type="string">
            <text:p>2019-08-11</text:p>
          </table:table-cell>
          <table:table-cell office:value-type="string">
            <text:p>actor</text:p>
          </table:table-cell>
          <table:table-cell office:value-type="string">
            <text:p>Anjelica</text:p>
          </table:table-cell>
          <table:table-cell office:value-type="string">
            <text:p>1951-07-08</text:p>
          </table:table-cell>
          <table:table-cell office:value-type="string">
            <text:p>Huston</text:p>
          </table:table-cell>
          <table:table-cell office:value-type="string">
            <text:p>Anjelica Huston</text:p>
          </table:table-cell>
        </table:table-row>
        <table:table-row>
          <table:table-cell office:value-type="string">
            <text:p>La familia Addams</text:p>
          </table:table-cell>
          <table:table-cell office:value-type="string">
            <text:p>2019-08-11</text:p>
          </table:table-cell>
          <table:table-cell office:value-type="string">
            <text:p>director</text:p>
          </table:table-cell>
          <table:table-cell office:value-type="string">
            <text:p>Barry</text:p>
          </table:table-cell>
          <table:table-cell office:value-type="string">
            <text:p>1953-04-01</text:p>
          </table:table-cell>
          <table:table-cell office:value-type="string">
            <text:p>Sonnerfeld</text:p>
          </table:table-cell>
          <table:table-cell office:value-type="string">
            <text:p>Barry Sonnerfeld</text:p>
          </table:table-cell>
        </table:table-row>
        <table:table-row>
          <table:table-cell office:value-type="string">
            <text:p>La familia Addams</text:p>
          </table:table-cell>
          <table:table-cell office:value-type="string">
            <text:p>2019-08-11</text:p>
          </table:table-cell>
          <table:table-cell office:value-type="string">
            <text:p>actor</text:p>
          </table:table-cell>
          <table:table-cell office:value-type="string">
            <text:p>Christopher</text:p>
          </table:table-cell>
          <table:table-cell office:value-type="string">
            <text:p>1938-10-22</text:p>
          </table:table-cell>
          <table:table-cell office:value-type="string">
            <text:p>Lloyd</text:p>
          </table:table-cell>
          <table:table-cell office:value-type="string">
            <text:p>Christopher Lloyd</text:p>
          </table:table-cell>
        </table:table-row>
        <table:table-row>
          <table:table-cell office:value-type="string">
            <text:p>La familia Addams</text:p>
          </table:table-cell>
          <table:table-cell office:value-type="string">
            <text:p>2019-08-11</text:p>
          </table:table-cell>
          <table:table-cell office:value-type="string">
            <text:p>actor</text:p>
          </table:table-cell>
          <table:table-cell office:value-type="string">
            <text:p>Cristina</text:p>
          </table:table-cell>
          <table:table-cell office:value-type="string">
            <text:p>1980-02-12</text:p>
          </table:table-cell>
          <table:table-cell office:value-type="string">
            <text:p>Ricci</text:p>
          </table:table-cell>
          <table:table-cell office:value-type="string">
            <text:p>Cristina Ricci</text:p>
          </table:table-cell>
        </table:table-row>
        <table:table-row>
          <table:table-cell office:value-type="string">
            <text:p>La familia Addams</text:p>
          </table:table-cell>
          <table:table-cell office:value-type="string">
            <text:p>2019-08-11</text:p>
          </table:table-cell>
          <table:table-cell office:value-type="string">
            <text:p>actor</text:p>
          </table:table-cell>
          <table:table-cell office:value-type="string">
            <text:p>Raul</text:p>
          </table:table-cell>
          <table:table-cell office:value-type="string">
            <text:p>1940-03-09</text:p>
          </table:table-cell>
          <table:table-cell office:value-type="string">
            <text:p>Julia</text:p>
          </table:table-cell>
          <table:table-cell office:value-type="string">
            <text:p>Raul Julia</text:p>
          </table:table-cell>
        </table:table-row>
        <table:table-row>
          <table:table-cell office:value-type="string">
            <text:p>Terminator: Dark Fate</text:p>
          </table:table-cell>
          <table:table-cell office:value-type="string">
            <text:p>2019-08-31</text:p>
          </table:table-cell>
          <table:table-cell office:value-type="string">
            <text:p>actor</text:p>
          </table:table-cell>
          <table:table-cell office:value-type="string">
            <text:p>Arnold</text:p>
          </table:table-cell>
          <table:table-cell office:value-type="string">
            <text:p>1947-07-30</text:p>
          </table:table-cell>
          <table:table-cell office:value-type="string">
            <text:p>Schwarzenegger</text:p>
          </table:table-cell>
          <table:table-cell office:value-type="string">
            <text:p>Arnold Schwarzenegger</text:p>
          </table:table-cell>
        </table:table-row>
        <table:table-row>
          <table:table-cell office:value-type="string">
            <text:p>Terminator: Dark Fate</text:p>
          </table:table-cell>
          <table:table-cell office:value-type="string">
            <text:p>2019-08-31</text:p>
          </table:table-cell>
          <table:table-cell office:value-type="string">
            <text:p>actor</text:p>
          </table:table-cell>
          <table:table-cell office:value-type="string">
            <text:p>Enrique</text:p>
          </table:table-cell>
          <table:table-cell office:value-type="string">
            <text:p>1972-10-08</text:p>
          </table:table-cell>
          <table:table-cell office:value-type="string">
            <text:p>Arce</text:p>
          </table:table-cell>
          <table:table-cell office:value-type="string">
            <text:p>Enrique Arce</text:p>
          </table:table-cell>
        </table:table-row>
        <table:table-row>
          <table:table-cell office:value-type="string">
            <text:p>Terminator: Dark Fate</text:p>
          </table:table-cell>
          <table:table-cell office:value-type="string">
            <text:p>2019-08-31</text:p>
          </table:table-cell>
          <table:table-cell office:value-type="string">
            <text:p>actor</text:p>
          </table:table-cell>
          <table:table-cell office:value-type="string">
            <text:p>Linda</text:p>
          </table:table-cell>
          <table:table-cell office:value-type="string">
            <text:p>1956-09-26</text:p>
          </table:table-cell>
          <table:table-cell office:value-type="string">
            <text:p>Hamilton</text:p>
          </table:table-cell>
          <table:table-cell office:value-type="string">
            <text:p>Linda Hamilton</text:p>
          </table:table-cell>
        </table:table-row>
        <table:table-row>
          <table:table-cell office:value-type="string">
            <text:p>Terminator: Dark Fate</text:p>
          </table:table-cell>
          <table:table-cell office:value-type="string">
            <text:p>2019-08-31</text:p>
          </table:table-cell>
          <table:table-cell office:value-type="string">
            <text:p>actor</text:p>
          </table:table-cell>
          <table:table-cell office:value-type="string">
            <text:p>Mackenzie</text:p>
          </table:table-cell>
          <table:table-cell office:value-type="string">
            <text:p>1987-04-01</text:p>
          </table:table-cell>
          <table:table-cell office:value-type="string">
            <text:p>Davis</text:p>
          </table:table-cell>
          <table:table-cell office:value-type="string">
            <text:p>Mackenzie Davis</text:p>
          </table:table-cell>
        </table:table-row>
        <table:table-row>
          <table:table-cell office:value-type="string">
            <text:p>Terminator: Dark Fate</text:p>
          </table:table-cell>
          <table:table-cell office:value-type="string">
            <text:p>2019-08-31</text:p>
          </table:table-cell>
          <table:table-cell office:value-type="string">
            <text:p>actor</text:p>
          </table:table-cell>
          <table:table-cell office:value-type="string">
            <text:p>Natalia</text:p>
          </table:table-cell>
          <table:table-cell office:value-type="string">
            <text:p>1987-02-06</text:p>
          </table:table-cell>
          <table:table-cell office:value-type="string">
            <text:p>Reyes</text:p>
          </table:table-cell>
          <table:table-cell office:value-type="string">
            <text:p>Natalia Reyes</text:p>
          </table:table-cell>
        </table:table-row>
        <table:table-row>
          <table:table-cell office:value-type="string">
            <text:p>Terminator: Dark Fate</text:p>
          </table:table-cell>
          <table:table-cell office:value-type="string">
            <text:p>2019-08-31</text:p>
          </table:table-cell>
          <table:table-cell office:value-type="string">
            <text:p>director</text:p>
          </table:table-cell>
          <table:table-cell office:value-type="string">
            <text:p>Tim</text:p>
          </table:table-cell>
          <table:table-cell office:value-type="string">
            <text:p>1964-10-10</text:p>
          </table:table-cell>
          <table:table-cell office:value-type="string">
            <text:p>Miller</text:p>
          </table:table-cell>
          <table:table-cell office:value-type="string">
            <text:p>Tim Miller</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
      <table:table table:name="usuario">
        <table:table-row>
          <table:table-cell office:value-type="string">
            <text:p>user</text:p>
          </table:table-cell>
          <table:table-cell office:value-type="string">
            <text:p>nombre</text:p>
          </table:table-cell>
          <table:table-cell office:value-type="string">
            <text:p>apellido</text:p>
          </table:table-cell>
          <table:table-cell office:value-type="string">
            <text:p>email</text:p>
          </table:table-cell>
          <table:table-cell office:value-type="string">
            <text:p>Fnac</text:p>
          </table:table-cell>
          <table:table-cell office:value-type="string">
            <text:p>admin</text:p>
          </table:table-cell>
          <table:table-cell office:value-type="string">
            <text:p>password</text:p>
          </table:table-cell>
          <table:table-cell office:value-type="string">
            <text:p>foto_perfil</text:p>
          </table:table-cell>
        </table:table-row>
        <table:table-row>
          <table:table-cell office:value-type="string">
            <text:p>abgr</text:p>
          </table:table-cell>
          <table:table-cell office:value-type="string">
            <text:p>Ana Belen</text:p>
          </table:table-cell>
          <table:table-cell office:value-type="string">
            <text:p>Gonzalez Rogado</text:p>
          </table:table-cell>
          <table:table-cell office:value-type="string">
            <text:p>abgr@usal.es</text:p>
          </table:table-cell>
          <table:table-cell office:value-type="string">
            <text:p>2020-01-01</text:p>
          </table:table-cell>
          <table:table-cell office:value-type="float" office:value="0">
            <text:p>0</text:p>
          </table:table-cell>
          <table:table-cell office:value-type="string">
            <text:p>profesor</text:p>
          </table:table-cell>
          <table:table-cell office:value-type="string">
            <text:p>NULL</text:p>
          </table:table-cell>
        </table:table-row>
        <table:table-row>
          <table:table-cell office:value-type="string">
            <text:p>davidbarrios</text:p>
          </table:table-cell>
          <table:table-cell office:value-type="string">
            <text:p>David</text:p>
          </table:table-cell>
          <table:table-cell office:value-type="string">
            <text:p>Barrios</text:p>
          </table:table-cell>
          <table:table-cell office:value-type="string">
            <text:p>davidbarrios@usal.es</text:p>
          </table:table-cell>
          <table:table-cell office:value-type="string">
            <text:p>1997-05-26</text:p>
          </table:table-cell>
          <table:table-cell office:value-type="float" office:value="1">
            <text:p>1</text:p>
          </table:table-cell>
          <table:table-cell office:value-type="string">
            <text:p>1111</text:p>
          </table:table-cell>
          <table:table-cell office:value-type="string">
            <text:p>NULL</text:p>
          </table:table-cell>
        </table:table-row>
        <table:table-row>
          <table:table-cell office:value-type="string">
            <text:p>El trucha</text:p>
          </table:table-cell>
          <table:table-cell office:value-type="string">
            <text:p>JJ</text:p>
          </table:table-cell>
          <table:table-cell office:value-type="string">
            <text:p>VV</text:p>
          </table:table-cell>
          <table:table-cell office:value-type="string">
            <text:p>javi@trucha.es</text:p>
          </table:table-cell>
          <table:table-cell office:value-type="string">
            <text:p>2019-12-05</text:p>
          </table:table-cell>
          <table:table-cell office:value-type="float" office:value="0">
            <text:p>0</text:p>
          </table:table-cell>
          <table:table-cell office:value-type="string">
            <text:p>111</text:p>
          </table:table-cell>
          <table:table-cell office:value-type="string">
            <text:p>NULL</text:p>
          </table:table-cell>
        </table:table-row>
        <table:table-row>
          <table:table-cell office:value-type="string">
            <text:p>PMC</text:p>
          </table:table-cell>
          <table:table-cell office:value-type="string">
            <text:p>piero</text:p>
          </table:table-cell>
          <table:table-cell office:value-type="string">
            <text:p>MC</text:p>
          </table:table-cell>
          <table:table-cell office:value-type="string">
            <text:p>p@usal.es</text:p>
          </table:table-cell>
          <table:table-cell office:value-type="string">
            <text:p>1998-07-02</text:p>
          </table:table-cell>
          <table:table-cell office:value-type="float" office:value="1">
            <text:p>1</text:p>
          </table:table-cell>
          <table:table-cell office:value-type="string">
            <text:p>1111</text:p>
          </table:table-cell>
          <table:table-cell office:value-type="string">
            <text:p>NULL</text:p>
          </table:table-cell>
        </table:table-row>
        <table:table-row>
          <table:table-cell office:value-type="string">
            <text:p>sergiovsg99</text:p>
          </table:table-cell>
          <table:table-cell office:value-type="string">
            <text:p>Sergio</text:p>
          </table:table-cell>
          <table:table-cell office:value-type="string">
            <text:p>Vicente</text:p>
          </table:table-cell>
          <table:table-cell office:value-type="string">
            <text:p>sergiovsg99@usal.es</text:p>
          </table:table-cell>
          <table:table-cell office:value-type="string">
            <text:p>2019-01-14</text:p>
          </table:table-cell>
          <table:table-cell office:value-type="float" office:value="1">
            <text:p>1</text:p>
          </table:table-cell>
          <table:table-cell office:value-type="string">
            <text:p>1111</text:p>
          </table:table-cell>
          <table:table-cell office:value-type="string">
            <text:p>NULL</text:p>
          </table:table-cell>
        </table:table-row>
        <table:table-row>
          <table:table-cell office:value-type="string">
            <text:p>tomas.rb</text:p>
          </table:table-cell>
          <table:table-cell office:value-type="string">
            <text:p>Tomas</text:p>
          </table:table-cell>
          <table:table-cell office:value-type="string">
            <text:p>Rodriguez Barrios</text:p>
          </table:table-cell>
          <table:table-cell office:value-type="string">
            <text:p>tomas.rb@usal.es</text:p>
          </table:table-cell>
          <table:table-cell office:value-type="string">
            <text:p>2020-01-01</text:p>
          </table:table-cell>
          <table:table-cell office:value-type="float" office:value="0">
            <text:p>0</text:p>
          </table:table-cell>
          <table:table-cell office:value-type="string">
            <text:p>profesor</text:p>
          </table:table-cell>
          <table:table-cell office:value-type="string">
            <text:p>NULL</text:p>
          </table:table-cell>
        </table:table-row>
        <table:table-row>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row>
        <table:table-row>
          <table:table-cell office:value-type="string">
            <text:p>Memelin</text:p>
          </table:table-cell>
          <table:table-cell office:value-type="string">
            <text:p>Miguel</text:p>
          </table:table-cell>
          <table:table-cell office:value-type="string">
            <text:p>Perez</text:p>
          </table:table-cell>
          <table:table-cell office:value-type="string">
            <text:p>mgr@usal.es</text:p>
          </table:table-cell>
          <table:table-cell office:value-type="string">
            <text:p>2000-01-01</text:p>
          </table:table-cell>
          <table:table-cell office:value-type="float" office:value="0">
            <text:p>0</text:p>
          </table:table-cell>
          <table:table-cell office:value-type="string">
            <text:p>1111</text:p>
          </table:table-cell>
          <table:table-cell office:value-type="string">
            <text:p>NULL</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9.1</meta:generator>
    <meta:initial-creator>phpMyAdmin 4.9.1</meta:initial-creator>
    <meta:creation-date>2020-01-12T23:49:59</meta:creation-date>
  </office:meta>
</office:document-meta>
</file>